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 Living Word</text:p>
      <text:p text:style-name="Text_20_body">By Peter Ludlow</text:p>
      <text:p text:style-name="Text_20_body"><text:s/>sources: <text:a xlink:type="simple" xlink:href="http://opinionator.blogs.nytimes.com/2012/04/22/the-living-word/">http://opinionator.blogs.nytimes.com/2012/04/22/the-living-word/</text:a></text:p>
      <text:p text:style-name="Text_20_body">There is a standard view about language that one finds among philosophers, language departments, pundits and politicians.  It is the idea that a language like English is a semi-stable abstract object that we learn to some degree or other and then use in order to communicate or express ideas and perform certain tasks.  I call this the <text:span text:style-name="Emphasis">static picture of language</text:span>, because, even though it acknowledges some language change, the pace of change is thought to be slow, and what change there is, is thought to be the hard fought product of conflict.  Thus, even the “revisionist” <text:a xlink:type="simple" xlink:href="http://opinionator.blogs.nytimes.com/2012/04/15/arguing-about-language/">picture of language sketched by Gary Gutting</text:a> in a recent Stone column counts as static on my view, because the change is slow and it must overcome resistance.</text:p>
      <text:p text:style-name="Quotations">If word meanings can change in the course of a single conversation how could they not change over the course of centuries?</text:p>
      <text:p text:style-name="Text_20_body">Recent work in philosophy, psychology and artificial intelligence has suggested an alternative picture that rejects the idea that languages are stable abstract objects that we learn and then use.  According to the alternative “dynamic” picture, human languages are one-off things that we build “on the fly” on a conversation-by-conversation basis; we can call these one-off fleeting languages <text:span text:style-name="Emphasis">microlanguages</text:span>.  Importantly, this picture rejects the idea that words are relatively stable things with fixed meanings that we come to learn. Rather, word meanings themselves are dynamic — they shift from microlanguage to microlanguage.<text:line-break/><text:bookmark text:name="more-127033"/><text:line-break/>Shifts of meaning do not merely occur between conversations; they also occur <text:span text:style-name="Emphasis">within</text:span> conversations — in fact conversations are often designed to help this shifting take place.  That is, when we engage in conversation, much of what we say does not involve making claims about the world but involves instructing our communicative partners how to adjust word meanings for the purposes of our conversation.</text:p>
      <text:p text:style-name="Text_20_body">For example, the linguist <text:a xlink:type="simple" xlink:href="https://files.nyu.edu/cb125/public/">Chris Barker</text:a> has observed that many of the utterances we make play the role of shifting the meaning of a term.  To illustrate, suppose I am thinking of applying for academic jobs and I tell my friend that I don’t care where I teach so long as the school is in a city.  My friend suggests that I apply to the University of Michigan and I reply “Ann Arbor is not a city.”  In doing this, I am not making a claim about the world so much as instructing my friend (for the purposes of our conversation) to adjust the meaning of “city” from official definitions to one in which places like Ann Arbor do not count as a cities.</text:p>
      <text:p text:style-name="Text_20_body">Word meanings are dynamic, but they are also <text:span text:style-name="Emphasis">underdetermined</text:span>.  What this means is that there is no complete answer to what does and doesn’t fall within the range of a term like “red” or “city” or “hexagonal.”  We may sharpen the meaning and we may get clearer on what falls in the range of these terms, but we never completely sharpen the meaning.</text:p>
      <text:p text:style-name="Text_20_body">This isn’t just the case for words like “city” but, for all words, ranging from words for things, like “person” and “tree,” words for abstract ideas, like “art” and “freedom,” and words for crimes, like “rape” and “murder.” Indeed, I would argue that this is also the case with mathematical and logical terms like “parallel line” and “entailment.”  The meanings of these terms remain open to some degree or other, and are sharpened as needed when we make advances in mathematics and logic.</text:p>
      <text:p text:style-name="Text_20_body">The dynamic lexicon changes the way we look at problems ranging from human-computer interaction to logic itself, but it also has an application in the political realm.  Over the last few decades, some <text:soft-page-break/>important legal scholars and judges — most notably the United States Supreme Court Justice, Antonin Scalia — have made the case that the Constitution is not a living document, and that we should try to get back to understanding the Constitution as it was originally written by the original framers — sometimes this doctrine is called <text:span text:style-name="Emphasis">textualism</text:span>. Scalia’s doctrine says that we cannot do better than concentrate on what the Constitution actually <text:span text:style-name="Emphasis">says</text:span> — on what the words on paper say. Scalia once put this in the form of a tautology: “Words mean what they mean.”  In his more cautious formulation he says that “words do have a limited range of meaning, and no interpretation that goes beyond that range is permissible.”</text:p>
      <text:p text:style-name="Text_20_body">Pretty clearly Scalia is assuming what I have called the static picture of language.  But “words mean what they mean” is not the tautology that Scalia seems to think it is.  If word meanings can change dramatically during the course of a single conversation how could they not change over the course of centuries?  But more importantly, Scalia’s position seems to assume that the original meanings of the words used in the Constitution are nearly fully determined — that the meaning of a term like “person” or phrase like “due process,” as used in the Constitution is fully fleshed out. But is it really determined whether, for example, the term “person” in the Constitution applies to medically viable fetuses, brain dead humans on life support, and, as we will have to ask in the fullness of time, intelligent robots?  The dynamic picture says no.</text:p>
      <text:p text:style-name="Text_20_body">The words used by lawmakers are just as open ended as words used in day-to-day conversation.  Indeed, many laws are specifically written so as to be open-ended.  But even if that was not the intent, there is no way to close the gap and have the meanings of words fully fleshed out.  Technological advances are notorious for exposing the open-endedness of the language in our laws, even when we thought our definitions were airtight.  Lawmakers can’t anticipate everything.  Indeed, you could make the case that the whole area of patent law just is the problem of deciding whether some new technology should fall within the range of the language of the patent.</text:p>
      <text:p text:style-name="Text_20_body">Far from being absurd, the idea that the Constitution is a living organism follows from the fact that the words used in writing the Constitution are underdetermined and dynamic and thus “living organisms” in the metaphorical sense in play here.  In this respect there is nothing unique about the Constitution.  It is a dynamic object because of the simple reason that word meanings are dynamic.  <text:span text:style-name="Emphasis">Every</text:span> written document — indeed every word written or uttered — is a living organism.</text:p>
      <text:p text:style-name="Standard"/>
      <text:p text:style-name="Standard"><text:span text:style-name="Emphasis">Peter Ludlow is professor of philosophy at Northwestern University. He has written on topics ranging from the philosophy of language and the foundations of linguistics, to virtual worlds, hacktivism and social media. His most recent book is “The Philosophy of Generative Linguistics.” (Oxford, 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0:20:37</meta:creation-date>
    <dc:date>2013-06-18T10:22:17</dc:date>
    <meta:editing-duration>P0D</meta:editing-duration>
    <meta:editing-cycles>1</meta:editing-cycles>
    <meta:document-statistic meta:table-count="0" meta:image-count="0" meta:object-count="0" meta:page-count="2" meta:paragraph-count="14" meta:word-count="1115" meta:character-count="6680" meta:non-whitespace-character-count="5551"/>
    <meta:generator>LibreOffice/3.5$Linux_X86_64 LibreOffice_project/350m1$Build-2</meta:generator>
  </office:meta>
</office:document-meta>
</file>